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116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>
            <text:p>BASE ATTRIBUTE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UMBER OF ATTRIBU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nam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ch 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rank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s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sc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Wicke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al Run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’s ranking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ma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nership s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diu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s per ov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x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u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ples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m scoring given by 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ividual score given by 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’s age and experie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ecutive dot ball hi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de got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balls got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 runs got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ther extras if any(individual and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ition playing (opener or second etc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vious games' score or current 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s to each bow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nership s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overs first bat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y wickets g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overs for second bat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wick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s g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s sp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tting average (that game, total care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wling average (that game, total care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pi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s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f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erge score at each 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e of the match to the te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tion of each inn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runs more to win (losing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many wickets left (winning team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(based on ru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(based on tim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quency of out(based on bowl)</text:p>
          </table:table-cell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2:39:32.725467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5:36:21.545445755</meta:creation-date>
    <dc:date>2016-09-05T12:40:14.784923187</dc:date>
    <meta:editing-duration>PT1M52S</meta:editing-duration>
    <meta:editing-cycles>2</meta:editing-cycles>
    <meta:generator>LibreOffice/5.1.4.2$Linux_X86_64 LibreOffice_project/10m0$Build-2</meta:generator>
    <meta:document-statistic meta:table-count="1" meta:cell-count="78" meta:object-count="0"/>
  </office:meta>
</office:document-meta>
</file>